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ncoder.encode( Resource resource , DataBufferFactory bufferFactory , ResolvableType 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Encoder.Resource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coder.ResourceEncoder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ncoder.canEncode( ResolvableType elementType ,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